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4563in"/>
    </style:style>
    <style:style style:name="co4" style:family="table-column">
      <style:table-column-properties fo:break-before="auto" style:column-width="6.2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Now this is the story all about how, </text:p>
          </table:table-cell>
          <table:table-cell table:formula="of:=&quot;alias a&quot;&amp;[.D1]&amp;&quot; say &quot;&amp;[.A1]&amp;&quot;; bind p a&quot;&amp;[.D2]" office:value-type="string" office:string-value="alias a1 say Now this is the story all about how, ; bind p a2">
            <text:p>alias a1 say Now this is the story all about how, ; bind p a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y life got flipped, turned upside down, </text:p>
          </table:table-cell>
          <table:table-cell table:formula="of:=&quot;alias a&quot;&amp;[.D2]&amp;&quot; say &quot;&amp;[.A2]&amp;&quot;; bind p a&quot;&amp;[.D3]" office:value-type="string" office:string-value="alias a2 say My life got flipped, turned upside down, ; bind p a3">
            <text:p>alias a2 say My life got flipped, turned upside down, ; bind p a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d Id like to take a minute, just sit right there, </text:p>
          </table:table-cell>
          <table:table-cell table:formula="of:=&quot;alias a&quot;&amp;[.D3]&amp;&quot; say &quot;&amp;[.A3]&amp;&quot;; bind p a&quot;&amp;[.D4]" office:value-type="string" office:string-value="alias a3 say And Id like to take a minute, just sit right there, ; bind p a4">
            <text:p>alias a3 say And Id like to take a minute, just sit right there, ; bind p a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'll tell you how I became the prince of a town called Bel Air. </text:p>
          </table:table-cell>
          <table:table-cell table:formula="of:=&quot;alias a&quot;&amp;[.D4]&amp;&quot; say &quot;&amp;[.A4]&amp;&quot;; bind p a&quot;&amp;[.D5]" office:value-type="string" office:string-value="alias a4 say I'll tell you how I became the prince of a town called Bel Air. ; bind p a5">
            <text:p>alias a4 say I'll tell you how I became the prince of a town called Bel Air. ; bind p a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 West Philadelphia I was born and raised </text:p>
          </table:table-cell>
          <table:table-cell table:formula="of:=&quot;alias a&quot;&amp;[.D5]&amp;&quot; say &quot;&amp;[.A5]&amp;&quot;; bind p a&quot;&amp;[.D6]" office:value-type="string" office:string-value="alias a5 say In West Philadelphia I was born and raised ; bind p a6">
            <text:p>alias a5 say In West Philadelphia I was born and raised ; bind p a6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n the playground is where I spent most of my days. </text:p>
          </table:table-cell>
          <table:table-cell table:formula="of:=&quot;alias a&quot;&amp;[.D6]&amp;&quot; say &quot;&amp;[.A6]&amp;&quot;; bind p a&quot;&amp;[.D7]" office:value-type="string" office:string-value="alias a6 say On the playground is where I spent most of my days. ; bind p a7">
            <text:p>alias a6 say On the playground is where I spent most of my days. ; bind p a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hillin out, maxin, relaxin all cool, </text:p>
          </table:table-cell>
          <table:table-cell table:formula="of:=&quot;alias a&quot;&amp;[.D7]&amp;&quot; say &quot;&amp;[.A7]&amp;&quot;; bind p a&quot;&amp;[.D8]" office:value-type="string" office:string-value="alias a7 say Chillin out, maxin, relaxin all cool, ; bind p a8">
            <text:p>alias a7 say Chillin out, maxin, relaxin all cool, ; bind p a8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nd all shootin some b-ball outside of the school. </text:p>
          </table:table-cell>
          <table:table-cell table:formula="of:=&quot;alias a&quot;&amp;[.D8]&amp;&quot; say &quot;&amp;[.A8]&amp;&quot;; bind p a&quot;&amp;[.D9]" office:value-type="string" office:string-value="alias a8 say And all shootin some b-ball outside of the school. ; bind p a9">
            <text:p>alias a8 say And all shootin some b-ball outside of the school. ; bind p a9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en a couple of guys who were up to no good, </text:p>
          </table:table-cell>
          <table:table-cell table:formula="of:=&quot;alias a&quot;&amp;[.D9]&amp;&quot; say &quot;&amp;[.A9]&amp;&quot;; bind p a&quot;&amp;[.D10]" office:value-type="string" office:string-value="alias a9 say When a couple of guys who were up to no good, ; bind p a10">
            <text:p>alias a9 say When a couple of guys who were up to no good, ; bind p a10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tarted makin trouble in my neighborhood. </text:p>
          </table:table-cell>
          <table:table-cell table:formula="of:=&quot;alias a&quot;&amp;[.D10]&amp;&quot; say &quot;&amp;[.A10]&amp;&quot;; bind p a&quot;&amp;[.D11]" office:value-type="string" office:string-value="alias a10 say Started makin trouble in my neighborhood. ; bind p a11">
            <text:p>alias a10 say Started makin trouble in my neighborhood. ; bind p a1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 got in one little fight and my mom got scared, </text:p>
          </table:table-cell>
          <table:table-cell table:formula="of:=&quot;alias a&quot;&amp;[.D11]&amp;&quot; say &quot;&amp;[.A11]&amp;&quot;; bind p a&quot;&amp;[.D12]" office:value-type="string" office:string-value="alias a11 say I got in one little fight and my mom got scared, ; bind p a12">
            <text:p>alias a11 say I got in one little fight and my mom got scared, ; bind p a12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nd said You're movin with your auntie and uncle in bel Air. </text:p>
          </table:table-cell>
          <table:table-cell table:formula="of:=&quot;alias a&quot;&amp;[.D12]&amp;&quot; say &quot;&amp;[.A12]&amp;&quot;; bind p a&quot;&amp;[.D13]" office:value-type="string" office:string-value="alias a12 say And said You're movin with your auntie and uncle in bel Air. ; bind p a13">
            <text:p>alias a12 say And said You're movin with your auntie and uncle in bel Air. ; bind p a13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 whistled for a cab, and when it came near, </text:p>
          </table:table-cell>
          <table:table-cell table:formula="of:=&quot;alias a&quot;&amp;[.D13]&amp;&quot; say &quot;&amp;[.A13]&amp;&quot;; bind p a&quot;&amp;[.D14]" office:value-type="string" office:string-value="alias a13 say I whistled for a cab, and when it came near, ; bind p a14">
            <text:p>alias a13 say I whistled for a cab, and when it came near, ; bind p a14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he license plate said fresh and it had dice in the mirror. </text:p>
          </table:table-cell>
          <table:table-cell table:formula="of:=&quot;alias a&quot;&amp;[.D14]&amp;&quot; say &quot;&amp;[.A14]&amp;&quot;; bind p a&quot;&amp;[.D15]" office:value-type="string" office:string-value="alias a14 say The license plate said fresh and it had dice in the mirror. ; bind p a15">
            <text:p>alias a14 say The license plate said fresh and it had dice in the mirror. ; bind p a15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f anything I could say that this cat was rare, </text:p>
          </table:table-cell>
          <table:table-cell table:formula="of:=&quot;alias a&quot;&amp;[.D15]&amp;&quot; say &quot;&amp;[.A15]&amp;&quot;; bind p a&quot;&amp;[.D16]" office:value-type="string" office:string-value="alias a15 say If anything I could say that this cat was rare, ; bind p a16">
            <text:p>alias a15 say If anything I could say that this cat was rare, ; bind p a16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ut I thought Nah forget it, Yo home to Bel Air.</text:p>
          </table:table-cell>
          <table:table-cell table:formula="of:=&quot;alias a&quot;&amp;[.D16]&amp;&quot; say &quot;&amp;[.A16]&amp;&quot;; bind p a&quot;&amp;[.D17]" office:value-type="string" office:string-value="alias a16 say But I thought Nah forget it, Yo home to Bel Air.; bind p a17">
            <text:p>alias a16 say But I thought Nah forget it, Yo home to Bel Air.; bind p a17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 pulled up to the house about seven or eight, </text:p>
          </table:table-cell>
          <table:table-cell table:formula="of:=&quot;alias a&quot;&amp;[.D17]&amp;&quot; say &quot;&amp;[.A17]&amp;&quot;; bind p a&quot;&amp;[.D18]" office:value-type="string" office:string-value="alias a17 say I pulled up to the house about seven or eight, ; bind p a18">
            <text:p>alias a17 say I pulled up to the house about seven or eight, ; bind p a18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nd I yelled to the cabby Yo homes, smell ya later.</text:p>
          </table:table-cell>
          <table:table-cell table:formula="of:=&quot;alias a&quot;&amp;[.D18]&amp;&quot; say &quot;&amp;[.A18]&amp;&quot;; bind p a&quot;&amp;[.D19]" office:value-type="string" office:string-value="alias a18 say and I yelled to the cabby Yo homes, smell ya later.; bind p a19">
            <text:p>alias a18 say and I yelled to the cabby Yo homes, smell ya later.; bind p a19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ooked at my kingdom, I was finally there, </text:p>
          </table:table-cell>
          <table:table-cell table:formula="of:=&quot;alias a&quot;&amp;[.D19]&amp;&quot; say &quot;&amp;[.A19]&amp;&quot;; bind p a&quot;&amp;[.D20]" office:value-type="string" office:string-value="alias a19 say Looked at my kingdom, I was finally there, ; bind p a20">
            <text:p>alias a19 say Looked at my kingdom, I was finally there, ; bind p a20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To sit on my throne as the Prince of Bel Air. </text:p>
          </table:table-cell>
          <table:table-cell table:formula="of:=&quot;alias a&quot;&amp;[.D20]&amp;&quot; say &quot;&amp;[.A20]&amp;&quot;; bind p a&quot;&amp;[.D21]" office:value-type="string" office:string-value="alias a20 say To sit on my throne as the Prince of Bel Air. ; bind p a21">
            <text:p>alias a20 say To sit on my throne as the Prince of Bel Air. ; bind p a21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>
            <text:p>What the fuck did you just fucking say about me, you little bitch?</text:p>
          </table:table-cell>
          <table:table-cell table:formula="of:=&quot;alias b&quot;&amp;[.D27]&amp;&quot; say &quot;&amp;[.A27]&amp;&quot;; bind p b&quot;&amp;[.D28]" office:value-type="string" office:string-value="alias b1 say What the fuck did you just fucking say about me, you little bitch?; bind p b2">
            <text:p>alias b1 say What the fuck did you just fucking say about me, you little bitch?; bind p b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’ll have you know I graduated top of my class in the Navy Seals,</text:p>
          </table:table-cell>
          <table:table-cell table:formula="of:=&quot;alias b&quot;&amp;[.D28]&amp;&quot; say &quot;&amp;[.A28]&amp;&quot;; bind p b&quot;&amp;[.D29]" office:value-type="string" office:string-value="alias b2 say  I’ll have you know I graduated top of my class in the Navy Seals,; bind p b3">
            <text:p>alias b2 say <text:s/>I’ll have you know I graduated top of my class in the Navy Seals,; bind p b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and I’ve been involved in numerous secret raids on Al-Quaeda,</text:p>
          </table:table-cell>
          <table:table-cell table:formula="of:=&quot;alias b&quot;&amp;[.D29]&amp;&quot; say &quot;&amp;[.A29]&amp;&quot;; bind p b&quot;&amp;[.D30]" office:value-type="string" office:string-value="alias b3 say  and I’ve been involved in numerous secret raids on Al-Quaeda,; bind p b4">
            <text:p>alias b3 say <text:s/>and I’ve been involved in numerous secret raids on Al-Quaeda,; bind p b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and I have over 300 confirmed kills.</text:p>
          </table:table-cell>
          <table:table-cell table:formula="of:=&quot;alias b&quot;&amp;[.D30]&amp;&quot; say &quot;&amp;[.A30]&amp;&quot;; bind p b&quot;&amp;[.D31]" office:value-type="string" office:string-value="alias b4 say  and I have over 300 confirmed kills.; bind p b5">
            <text:p>alias b4 say <text:s/>and I have over 300 confirmed kills.; bind p b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 am trained in gorilla warfare and I’m the top sniper in the entire US armed forces.</text:p>
          </table:table-cell>
          <table:table-cell table:formula="of:=&quot;alias b&quot;&amp;[.D31]&amp;&quot; say &quot;&amp;[.A31]&amp;&quot;; bind p b&quot;&amp;[.D32]" office:value-type="string" office:string-value="alias b5 say  I am trained in gorilla warfare and I’m the top sniper in the entire US armed forces.; bind p b6">
            <text:p>alias b5 say <text:s/>I am trained in gorilla warfare and I’m the top sniper in the entire US armed forces.; bind p b6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You are nothing to me but just another target. I will wipe you the fuck out with </text:p>
          </table:table-cell>
          <table:table-cell table:formula="of:=&quot;alias b&quot;&amp;[.D32]&amp;&quot; say &quot;&amp;[.A32]&amp;&quot;; bind p b&quot;&amp;[.D33]" office:value-type="string" office:string-value="alias b6 say  You are nothing to me but just another target. I will wipe you the fuck out with ; bind p b7">
            <text:p>alias b6 say <text:s/>You are nothing to me but just another target. I will wipe you the fuck out with ; bind p b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ecision the likes of which has never been seen before on this Earth, mark my fucking words.</text:p>
          </table:table-cell>
          <table:table-cell table:formula="of:=&quot;alias b&quot;&amp;[.D33]&amp;&quot; say &quot;&amp;[.A33]&amp;&quot;; bind p b&quot;&amp;[.D34]" office:value-type="string" office:string-value="alias b7 say precision the likes of which has never been seen before on this Earth, mark my fucking words.; bind p b8">
            <text:p>alias b7 say precision the likes of which has never been seen before on this Earth, mark my fucking words.; bind p b8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You think you can get away with saying that shit to me over the Internet? </text:p>
          </table:table-cell>
          <table:table-cell table:formula="of:=&quot;alias b&quot;&amp;[.D34]&amp;&quot; say &quot;&amp;[.A34]&amp;&quot;; bind p b&quot;&amp;[.D35]" office:value-type="string" office:string-value="alias b8 say  You think you can get away with saying that shit to me over the Internet? ; bind p b9">
            <text:p>alias b8 say <text:s/>You think you can get away with saying that shit to me over the Internet? ; bind p b9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hink again, fucker. As we speak I am contacting my secret network of spies</text:p>
          </table:table-cell>
          <table:table-cell table:formula="of:=&quot;alias b&quot;&amp;[.D35]&amp;&quot; say &quot;&amp;[.A35]&amp;&quot;; bind p b&quot;&amp;[.D36]" office:value-type="string" office:string-value="alias b9 say Think again, fucker. As we speak I am contacting my secret network of spies; bind p b10">
            <text:p>alias b9 say Think again, fucker. As we speak I am contacting my secret network of spies; bind p b10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across the USA and your IP is being traced right now so you better prepare for the storm, maggot. </text:p>
          </table:table-cell>
          <table:table-cell table:formula="of:=&quot;alias b&quot;&amp;[.D36]&amp;&quot; say &quot;&amp;[.A36]&amp;&quot;; bind p b&quot;&amp;[.D37]" office:value-type="string" office:string-value="alias b10 say  across the USA and your IP is being traced right now so you better prepare for the storm, maggot. ; bind p b11">
            <text:p>alias b10 say <text:s/>across the USA and your IP is being traced right now so you better prepare for the storm, maggot. ; bind p b1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he storm that wipes out the pathetic little thing you call your life.</text:p>
          </table:table-cell>
          <table:table-cell table:formula="of:=&quot;alias b&quot;&amp;[.D37]&amp;&quot; say &quot;&amp;[.A37]&amp;&quot;; bind p b&quot;&amp;[.D38]" office:value-type="string" office:string-value="alias b11 say The storm that wipes out the pathetic little thing you call your life.; bind p b12">
            <text:p>alias b11 say The storm that wipes out the pathetic little thing you call your life.; bind p b12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You’re fucking dead, kid. I can be anywhere, anytime, and I can kill you in over seven hundred ways,</text:p>
          </table:table-cell>
          <table:table-cell table:formula="of:=&quot;alias b&quot;&amp;[.D38]&amp;&quot; say &quot;&amp;[.A38]&amp;&quot;; bind p b&quot;&amp;[.D39]" office:value-type="string" office:string-value="alias b12 say  You’re fucking dead, kid. I can be anywhere, anytime, and I can kill you in over seven hundred ways,; bind p b13">
            <text:p>alias b12 say <text:s/>You’re fucking dead, kid. I can be anywhere, anytime, and I can kill you in over seven hundred ways,; bind p b13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and that’s just with my bare hands. Not only am I extensively trained in unarmed combat,</text:p>
          </table:table-cell>
          <table:table-cell table:formula="of:=&quot;alias b&quot;&amp;[.D39]&amp;&quot; say &quot;&amp;[.A39]&amp;&quot;; bind p b&quot;&amp;[.D40]" office:value-type="string" office:string-value="alias b13 say  and that’s just with my bare hands. Not only am I extensively trained in unarmed combat,; bind p b14">
            <text:p>alias b13 say <text:s/>and that’s just with my bare hands. Not only am I extensively trained in unarmed combat,; bind p b14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but I have access to the entire arsenal of the United States Marine Corps </text:p>
          </table:table-cell>
          <table:table-cell table:formula="of:=&quot;alias b&quot;&amp;[.D40]&amp;&quot; say &quot;&amp;[.A40]&amp;&quot;; bind p b&quot;&amp;[.D41]" office:value-type="string" office:string-value="alias b14 say  but I have access to the entire arsenal of the United States Marine Corps ; bind p b15">
            <text:p>alias b14 say <text:s/>but I have access to the entire arsenal of the United States Marine Corps ; bind p b15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nd I will use it to its full extent to wipe your miserable ass off the face of the continent,</text:p>
          </table:table-cell>
          <table:table-cell table:formula="of:=&quot;alias b&quot;&amp;[.D41]&amp;&quot; say &quot;&amp;[.A41]&amp;&quot;; bind p b&quot;&amp;[.D42]" office:value-type="string" office:string-value="alias b15 say and I will use it to its full extent to wipe your miserable ass off the face of the continent,; bind p b16">
            <text:p>alias b15 say and I will use it to its full extent to wipe your miserable ass off the face of the continent,; bind p b16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you little shit. </text:p>
          </table:table-cell>
          <table:table-cell table:formula="of:=&quot;alias b&quot;&amp;[.D42]&amp;&quot; say &quot;&amp;[.A42]&amp;&quot;; bind p b&quot;&amp;[.D43]" office:value-type="string" office:string-value="alias b16 say  you little shit. ; bind p b17">
            <text:p>alias b16 say <text:s/>you little shit. ; bind p b17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f only you could have known what unholy retribution your little clever comment</text:p>
          </table:table-cell>
          <table:table-cell table:formula="of:=&quot;alias b&quot;&amp;[.D43]&amp;&quot; say &quot;&amp;[.A43]&amp;&quot;; bind p b&quot;&amp;[.D44]" office:value-type="string" office:string-value="alias b17 say If only you could have known what unholy retribution your little clever comment; bind p b18">
            <text:p>alias b17 say If only you could have known what unholy retribution your little clever comment; bind p b18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was about to bring down upon you, maybe you would have held your fucking tongue.</text:p>
          </table:table-cell>
          <table:table-cell table:formula="of:=&quot;alias b&quot;&amp;[.D44]&amp;&quot; say &quot;&amp;[.A44]&amp;&quot;; bind p b&quot;&amp;[.D45]" office:value-type="string" office:string-value="alias b18 say  was about to bring down upon you, maybe you would have held your fucking tongue.; bind p b19">
            <text:p>alias b18 say <text:s/>was about to bring down upon you, maybe you would have held your fucking tongue.; bind p b19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But you couldn’t, you didn’t, and now you’re paying the price, you goddamn idiot.</text:p>
          </table:table-cell>
          <table:table-cell table:formula="of:=&quot;alias b&quot;&amp;[.D45]&amp;&quot; say &quot;&amp;[.A45]&amp;&quot;; bind p b&quot;&amp;[.D46]" office:value-type="string" office:string-value="alias b19 say  But you couldn’t, you didn’t, and now you’re paying the price, you goddamn idiot.; bind p b20">
            <text:p>alias b19 say <text:s/>But you couldn’t, you didn’t, and now you’re paying the price, you goddamn idiot.; bind p b20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 will shit fury all over you and you will drown in it. You’re fucking dead, kiddo. </text:p>
          </table:table-cell>
          <table:table-cell table:formula="of:=&quot;alias b&quot;&amp;[.D46]&amp;&quot; say &quot;&amp;[.A46]&amp;&quot;; bind p b&quot;&amp;[.D47]" office:value-type="string" office:string-value="alias b20 say  I will shit fury all over you and you will drown in it. You’re fucking dead, kiddo. ; bind p b">
            <text:p>alias b20 say <text:s/>I will shit fury all over you and you will drown in it. You’re fucking dead, kiddo. ; bind p b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Just me and my daddy, hanging out I got pretty hungry</text:p>
          </table:table-cell>
          <table:table-cell table:formula="of:=&quot;alias c&quot;&amp;[.D53]&amp;&quot; say &quot;&amp;[.A53]&amp;&quot;; bind i c&quot;&amp;[.D54]" office:value-type="string" office:string-value="alias c1 say Just me and my daddy, hanging out I got pretty hungry; bind i c2">
            <text:p>alias c1 say Just me and my daddy, hanging out I got pretty hungry; bind i c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so I started to pout <text:s/>He asked if I was down </text:p>
          </table:table-cell>
          <table:table-cell table:formula="of:=&quot;alias c&quot;&amp;[.D54]&amp;&quot; say &quot;&amp;[.A54]&amp;&quot;; bind i c&quot;&amp;[.D55]" office:value-type="string" office:string-value="alias c2 say  so I started to pout  He asked if I was down ; bind i c3">
            <text:p>alias c2 say <text:s/>so I started to pout <text:s/>He asked if I was down ; bind i c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⬇for something yummy <text:s/>and I asked what and he said </text:p>
          </table:table-cell>
          <table:table-cell table:formula="of:=&quot;alias c&quot;&amp;[.D55]&amp;&quot; say &quot;&amp;[.A55]&amp;&quot;; bind i c&quot;&amp;[.D56]" office:value-type="string" office:string-value="alias c3 say ⬇for something yummy  and I asked what and he said ; bind i c4">
            <text:p>alias c3 say ⬇for something yummy <text:s/>and I asked what and he said ; bind i c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e'd give me his cummies! Yeah! Yeah! I drink them!</text:p>
          </table:table-cell>
          <table:table-cell table:formula="of:=&quot;alias c&quot;&amp;[.D56]&amp;&quot; say &quot;&amp;[.A56]&amp;&quot;; bind i c&quot;&amp;[.D57]" office:value-type="string" office:string-value="alias c4 say he'd give me his cummies! Yeah! Yeah! I drink them!; bind i c5">
            <text:p>alias c4 say he'd give me his cummies! Yeah! Yeah! I drink them!; bind i c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 slurp them! I swallow them whole <text:s/>It makes daddy happy so it's my only goal... </text:p>
          </table:table-cell>
          <table:table-cell table:formula="of:=&quot;alias c&quot;&amp;[.D57]&amp;&quot; say &quot;&amp;[.A57]&amp;&quot;; bind i c&quot;&amp;[.D58]" office:value-type="string" office:string-value="alias c5 say  I slurp them! I swallow them whole  It makes daddy happy so it's my only goal... ; bind i c6">
            <text:p>alias c5 say <text:s/>I slurp them! I swallow them whole <text:s/>It makes daddy happy so it's my only goal... ; bind i c6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arder daddy! Harder daddy! <text:s/></text:p>
          </table:table-cell>
          <table:table-cell table:formula="of:=&quot;alias c&quot;&amp;[.D58]&amp;&quot; say &quot;&amp;[.A58]&amp;&quot;; bind i c&quot;&amp;[.D59]" office:value-type="string" office:string-value="alias c6 say Harder daddy! Harder daddy!  ; bind i c7">
            <text:p>alias c6 say Harder daddy! Harder daddy! <text:s/>; bind i c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 cummy, </text:p>
          </table:table-cell>
          <table:table-cell table:formula="of:=&quot;alias c&quot;&amp;[.D59]&amp;&quot; say &quot;&amp;[.A59]&amp;&quot;; bind i c&quot;&amp;[.D60]" office:value-type="string" office:string-value="alias c7 say 1 cummy, ; bind i c8">
            <text:p>alias c7 say 1 cummy, ; bind i c8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2 cummy, </text:p>
          </table:table-cell>
          <table:table-cell table:formula="of:=&quot;alias c&quot;&amp;[.D60]&amp;&quot; say &quot;&amp;[.A60]&amp;&quot;; bind i c&quot;&amp;[.D61]" office:value-type="string" office:string-value="alias c8 say 2 cummy, ; bind i c9">
            <text:p>alias c8 say 2 cummy, ; bind i c9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3 cummy, </text:p>
          </table:table-cell>
          <table:table-cell table:formula="of:=&quot;alias c&quot;&amp;[.D61]&amp;&quot; say &quot;&amp;[.A61]&amp;&quot;; bind i c&quot;&amp;[.D62]" office:value-type="string" office:string-value="alias c9 say 3 cummy, ; bind i c10">
            <text:p>alias c9 say 3 cummy, ; bind i c10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 I'm daddy's princess but I'm also a whore! <text:s/></text:p>
          </table:table-cell>
          <table:table-cell table:formula="of:=&quot;alias c&quot;&amp;[.D62]&amp;&quot; say &quot;&amp;[.A62]&amp;&quot;; bind i c&quot;&amp;[.D63]" office:value-type="string" office:string-value="alias c10 say 4 I'm daddy's princess but I'm also a whore!  ; bind i c11">
            <text:p>alias c10 say 4 I'm daddy's princess but I'm also a whore! <text:s/>; bind i c1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e makes me feel squishy</text:p>
          </table:table-cell>
          <table:table-cell table:number-columns-repeated="2"/>
          <table:table-cell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1/17/2016</text:date>, <text:time>21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0:54:04.39</meta:creation-date>
    <dc:date>2016-01-17T21:05:51.27</dc:date>
    <meta:editing-duration>PT4H14M11S</meta:editing-duration>
    <meta:editing-cycles>8</meta:editing-cycles>
    <meta:generator>OpenOffice/4.1.1$Win32 OpenOffice.org_project/411m6$Build-9775</meta:generator>
    <dc:creator>Bill F</dc:creator>
    <meta:document-statistic meta:table-count="3" meta:cell-count="154" meta:object-count="0"/>
  </office:meta>
</office:document-meta>
</file>